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8pt" style:text-underline-style="none" fo:font-weight="bold" officeooo:rsid="0000ca39" officeooo:paragraph-rsid="0000ca3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style:text-underline-style="none" fo:font-weight="bold" officeooo:rsid="0000ca39" officeooo:paragraph-rsid="0000ca3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italic" style:text-underline-style="none" fo:font-weight="bold" officeooo:rsid="0000ca39" officeooo:paragraph-rsid="0000ca39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text-properties fo:color="#000000" style:font-name="DejaVu Sans Mono" fo:font-size="11.3000001907349pt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DejaVu Sans Mono" fo:font-size="11.3000001907349pt" fo:font-style="normal" style:text-underline-style="none" fo:font-weight="normal" officeooo:rsid="0000ca39" officeooo:paragraph-rsid="0000ca3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DejaVu Sans Mono" fo:font-size="11.3000001907349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DejaVu Sans Mono" fo:font-size="11.3000001907349pt" fo:font-style="normal" style:text-underline-style="none" fo:font-weight="normal" officeooo:rsid="0000ca39" officeooo:paragraph-rsid="0000ca3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DejaVu Sans Mono" fo:font-size="11.3000001907349pt" fo:font-style="normal" style:text-underline-style="none" fo:font-weight="normal" officeooo:rsid="0000ca39" officeooo:paragraph-rsid="0000ca39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DejaVu Sans Mono" fo:font-size="11.3000001907349pt" fo:font-style="italic" style:text-underline-style="none" fo:font-weight="bold" officeooo:rsid="0000ca39" officeooo:paragraph-rsid="0000ca39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Preformatted_20_Text">
      <style:text-properties fo:color="#000000" officeooo:paragraph-rsid="00023bb0"/>
    </style:style>
    <style:style style:name="T1" style:family="text">
      <style:text-properties style:font-name="DejaVu Sans Mono" fo:font-size="11.300000190734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Python : Test et Intégration</text:p>
      <text:p text:style-name="P2"/>
      <text:p text:style-name="P3">Classe Book </text:p>
      <text:p text:style-name="P3"/>
      <text:p text:style-name="P6">import Atmosphere</text:p>
      <text:p text:style-name="P6"/>
      <text:p text:style-name="P5">class Livre(object) :</text:p>
      <text:p text:style-name="P4"><text:s text:c="4"/><text:span text:style-name="T1">def __init__(self,title,author,summary,epub):</text:span></text:p>
      <text:p text:style-name="P4"><text:s text:c="8"/><text:span text:style-name="T1">self.title = title</text:span></text:p>
      <text:p text:style-name="P4"><text:s text:c="8"/><text:span text:style-name="T1">self.author = author</text:span></text:p>
      <text:p text:style-name="P4"><text:s text:c="8"/><text:span text:style-name="T1">self.summary = summary</text:span></text:p>
      <text:p text:style-name="P4"><text:s text:c="8"/><text:span text:style-name="T1">self.text = epub</text:span></text:p>
      <text:p text:style-name="P4"><text:s text:c="8"/><text:span text:style-name="T1">self.ambiance</text:span></text:p>
      <text:p text:style-name="P4"><text:s text:c="8"/><text:span text:style-name="T1">self.currentText</text:span></text:p>
      <text:p text:style-name="P13"><text:s text:c="4"/></text:p>
      <text:p text:style-name="P13"><text:span text:style-name="T1"><text:tab/>def get_items(self):</text:span></text:p>
      <text:p text:style-name="P4"><text:s text:c="8"/><text:span text:style-name="T1"># Returns all the datas of the book</text:span></text:p>
      <text:p text:style-name="P4"><text:s text:c="8"/><text:span text:style-name="T1">return self.title, self.author, self.summary, self.text</text:span></text:p>
      <text:p text:style-name="P13"><text:s text:c="4"/></text:p>
      <text:p text:style-name="P13"><text:span text:style-name="T1"><text:tab/>def get_ambiance(self):</text:span></text:p>
      <text:p text:style-name="P4"><text:s text:c="8"/><text:span text:style-name="T1"># Returns the ambiance spread by this text, a piece of the book</text:span></text:p>
      <text:p text:style-name="P4"><text:s text:c="8"/><text:span text:style-name="T1">return self.ambiance</text:span></text:p>
      <text:p text:style-name="P4"><text:span text:style-name="T1"/></text:p>
      <text:p text:style-name="P4"><text:s text:c="4"/><text:span text:style-name="T1">def set_ambiance(self, newAmbiance):</text:span></text:p>
      <text:p text:style-name="P4"><text:s text:c="8"/><text:span text:style-name="T1"># Changes the atmosphere</text:span></text:p>
      <text:p text:style-name="P4"><text:s text:c="8"/><text:span text:style-name="T1">self.ambiance = <text:s/>newAmbiance</text:span></text:p>
      <text:p text:style-name="P4"><text:span text:style-name="T1"/></text:p>
      <text:p text:style-name="P4"><text:s text:c="4"/><text:span text:style-name="T1">def get_currentText(self):</text:span></text:p>
      <text:p text:style-name="P4"><text:s text:c="8"/><text:span text:style-name="T1"># Returns the current text that is read by the user</text:span></text:p>
      <text:p text:style-name="P7"><text:s text:c="8"/><text:span text:style-name="T1">return self.currentText</text:span></text:p>
      <text:p text:style-name="P3">Classe Classifior</text:p>
      <text:p text:style-name="P3"/>
      <text:p text:style-name="P12"><text:span text:style-name="T3">import</text:span> <text:span text:style-name="T3">Atmosphere</text:span></text:p>
      <text:p text:style-name="P5"/>
      <text:p text:style-name="P5">class Classifior(object) :</text:p>
      <text:p text:style-name="P4"><text:s text:c="4"/><text:span text:style-name="T1">def __init__(self, trainingTime, accuracyRate):</text:span></text:p>
      <text:p text:style-name="P4"><text:s text:c="8"/><text:span text:style-name="T1">vectorisor = ""</text:span></text:p>
      <text:p text:style-name="P4"><text:s text:c="8"/><text:span text:style-name="T1">self.trainingTime = trainingTime</text:span></text:p>
      <text:p text:style-name="P4"><text:s text:c="8"/><text:span text:style-name="T1">self.accuracyRate = accuracyRate</text:span></text:p>
      <text:p text:style-name="P4"><text:s text:c="4"/></text:p>
      <text:p text:style-name="P4"><text:s text:c="4"/><text:span text:style-name="T1">def getTrainingTime(self):</text:span></text:p>
      <text:p text:style-name="P4"><text:s text:c="8"/><text:span text:style-name="T1"># Returns the training time needed for this classifior</text:span></text:p>
      <text:p text:style-name="P4"><text:s text:c="8"/></text:p>
      <text:p text:style-name="P4"><text:s text:c="8"/><text:span text:style-name="T1">return self.trainingTime</text:span></text:p>
      <text:p text:style-name="P4"><text:span text:style-name="T1"/></text:p>
      <text:p text:style-name="P4"><text:s text:c="4"/><text:span text:style-name="T1">def getAccuracyRate(self):</text:span></text:p>
      <text:p text:style-name="P4"><text:s text:c="8"/><text:span text:style-name="T1"># Returns the accuracy rate reached by this classifior</text:span></text:p>
      <text:p text:style-name="P4"><text:s text:c="8"/><text:span text:style-name="T1">return self.accuracyRate</text:span></text:p>
      <text:p text:style-name="P4"><text:span text:style-name="T1"/></text:p>
      <text:p text:style-name="P4"><text:s text:c="4"/><text:span text:style-name="T1">def predict(self,text):</text:span></text:p>
      <text:p text:style-name="P4"><text:s text:c="8"/><text:span text:style-name="T1"># Returns the atmosphere related to the passage</text:span></text:p>
      <text:p text:style-name="P4"><text:s text:c="8"/><text:span text:style-name="T1">#TO BE COMPLETED</text:span></text:p>
      <text:p text:style-name="P4"><text:soft-page-break/><text:s text:c="8"/><text:span text:style-name="T1">myAtmosphere = Atmosphere()</text:span></text:p>
      <text:p text:style-name="P4"><text:s text:c="8"/><text:span text:style-name="T1">return myAtmosphere</text:span></text:p>
      <text:p text:style-name="P4"><text:span text:style-name="T1"/></text:p>
      <text:p text:style-name="P4"><text:s text:c="4"/><text:span text:style-name="T1">def convertToEpub(self,book):</text:span></text:p>
      <text:p text:style-name="P4"><text:s text:c="8"/><text:span text:style-name="T1"># Transfers the text to an ePub</text:span></text:p>
      <text:p text:style-name="P4"><text:s text:c="8"/><text:span text:style-name="T1">newText = None</text:span></text:p>
      <text:p text:style-name="P4"><text:s text:c="8"/><text:span text:style-name="T1"># TO BE COMPLETED</text:span></text:p>
      <text:p text:style-name="P7"><text:s text:c="8"/><text:span text:style-name="T1">return newText</text:span></text:p>
      <text:p text:style-name="P3">Classe Atmosphere :</text:p>
      <text:p text:style-name="P3"/>
      <text:p text:style-name="P11">class Ambiance(object) :</text:p>
      <text:p text:style-name="P11"/>
      <text:p text:style-name="P4"><text:s text:c="4"/><text:span text:style-name="T1">def __init__(self):</text:span></text:p>
      <text:p text:style-name="P4"><text:s text:c="8"/><text:span text:style-name="T1"># Takes a list of songs and one smell</text:span></text:p>
      <text:p text:style-name="P4"><text:s text:c="8"/><text:span text:style-name="T1">self.song = ["" for x in range(10)]</text:span></text:p>
      <text:p text:style-name="P4"><text:s text:c="8"/><text:span text:style-name="T1">self.olfactive = "smell"</text:span></text:p>
      <text:p text:style-name="P4"><text:span text:style-name="T1"/></text:p>
      <text:p text:style-name="P4"><text:s text:c="4"/><text:span text:style-name="T1">def get_atmosphere(self):</text:span></text:p>
      <text:p text:style-name="P7"><text:s text:c="8"/><text:span text:style-name="T1">return self.song,self.smell</text:span></text:p>
      <text:p text:style-name="P3">Classe Test :</text:p>
      <text:p text:style-name="P3"/>
      <text:p text:style-name="P11">import Atmosphere</text:p>
      <text:p text:style-name="P5">import Book</text:p>
      <text:p text:style-name="P5">import Classifior</text:p>
      <text:p text:style-name="P5">import time</text:p>
      <text:p text:style-name="P5"/>
      <text:p text:style-name="P5">class Utilisateur(object) :</text:p>
      <text:p text:style-name="P4"><text:s text:c="4"/><text:span text:style-name="T1">def __init__(self):</text:span></text:p>
      <text:p text:style-name="P4"><text:s text:c="8"/><text:span text:style-name="T1">self.classifieur</text:span></text:p>
      <text:p text:style-name="P4"><text:s text:c="8"/><text:span text:style-name="T1"># The classifior to get the atmospheres</text:span></text:p>
      <text:p text:style-name="P4"><text:span text:style-name="T1"/></text:p>
      <text:p text:style-name="P4"><text:s text:c="8"/><text:span text:style-name="T1">self.book</text:span></text:p>
      <text:p text:style-name="P4"><text:s text:c="8"/><text:span text:style-name="T1"># The current book that is choosen to read by the user</text:span></text:p>
      <text:p text:style-name="P4"><text:span text:style-name="T1"/></text:p>
      <text:p text:style-name="P4"><text:s text:c="8"/><text:span text:style-name="T1">self.listOfBook</text:span></text:p>
      <text:p text:style-name="P4"><text:s text:c="8"/><text:span text:style-name="T1"># The list of books that is saved by the user</text:span></text:p>
      <text:p text:style-name="P4"><text:span text:style-name="T1"/></text:p>
      <text:p text:style-name="P4"><text:s text:c="8"/><text:span text:style-name="T1">self.currentBookDownload</text:span></text:p>
      <text:p text:style-name="P4"><text:s text:c="8"/><text:span text:style-name="T1"># The book that will be downloaded and saved by the user</text:span></text:p>
      <text:p text:style-name="P4"><text:span text:style-name="T1"/></text:p>
      <text:p text:style-name="P4"><text:s text:c="4"/><text:span text:style-name="T1">def getAllBooks(self):</text:span></text:p>
      <text:p text:style-name="P4"><text:s text:c="8"/><text:span text:style-name="T1"># Returns all the books available</text:span></text:p>
      <text:p text:style-name="P4"><text:s text:c="8"/><text:span text:style-name="T1">return self.listOfBook</text:span></text:p>
      <text:p text:style-name="P4"><text:span text:style-name="T1"/></text:p>
      <text:p text:style-name="P4"><text:s text:c="4"/><text:span text:style-name="T1">def getBookDownloaded(self) :</text:span></text:p>
      <text:p text:style-name="P4"><text:s text:c="8"/><text:span text:style-name="T1"># Returns the book that the user choosed to download</text:span></text:p>
      <text:p text:style-name="P4"><text:s text:c="8"/><text:span text:style-name="T1">return self.currentBookDownload</text:span></text:p>
      <text:p text:style-name="P4"><text:span text:style-name="T1"/></text:p>
      <text:p text:style-name="P4"><text:s text:c="4"/><text:span text:style-name="T1">def getTextCurrentlyRead(self) :</text:span></text:p>
      <text:p text:style-name="P4"><text:s text:c="4"/><text:span text:style-name="T1"># Returns the text that the user is currently reading</text:span></text:p>
      <text:p text:style-name="P4"><text:s text:c="8"/><text:span text:style-name="T1">return self.book.get_currentText</text:span></text:p>
      <text:p text:style-name="P4"><text:soft-page-break/><text:s text:c="4"/><text:span text:style-name="T1">def lecture_ambiance_sonore(self,i):</text:span></text:p>
      <text:p text:style-name="P4"><text:s text:c="8"/><text:span text:style-name="T1">#Plays a song whether the raspberry pi is connected or not</text:span></text:p>
      <text:p text:style-name="P4"><text:s text:c="8"/><text:span text:style-name="T1">if (self.is_connected_RP ):</text:span></text:p>
      <text:p text:style-name="P4"><text:s text:c="12"/><text:span text:style-name="T1"># TO BE COMPLETED</text:span></text:p>
      <text:p text:style-name="P4"><text:s text:c="12"/><text:span text:style-name="T1">self.display_RP(i)</text:span></text:p>
      <text:p text:style-name="P4"><text:s text:c="8"/><text:span text:style-name="T1">else :</text:span></text:p>
      <text:p text:style-name="P4"><text:s text:c="12"/><text:span text:style-name="T1"># TO BE COMPLETED</text:span></text:p>
      <text:p text:style-name="P4"><text:s text:c="12"/><text:span text:style-name="T1">self.display(i)</text:span></text:p>
      <text:p text:style-name="P4"><text:s text:c="8"/><text:span text:style-name="T1">return None</text:span></text:p>
      <text:p text:style-name="P4"><text:span text:style-name="T1"/></text:p>
      <text:p text:style-name="P4"><text:s text:c="4"/><text:span text:style-name="T1">def display_available_books(self):</text:span></text:p>
      <text:p text:style-name="P4"><text:s text:c="8"/><text:span text:style-name="T1"># Returns a list of the book available</text:span></text:p>
      <text:p text:style-name="P4"><text:s text:c="8"/><text:span text:style-name="T1"># TO BE COMPLETED</text:span></text:p>
      <text:p text:style-name="P4"><text:s text:c="8"/><text:span text:style-name="T1">return None</text:span></text:p>
      <text:p text:style-name="P4"><text:span text:style-name="T1"/></text:p>
      <text:p text:style-name="P4"><text:s text:c="4"/><text:span text:style-name="T1">### Raspberry Pi</text:span></text:p>
      <text:p text:style-name="P4"><text:span text:style-name="T1"/></text:p>
      <text:p text:style-name="P4"><text:s text:c="4"/><text:span text:style-name="T1">def lecture_ambiance_olfactive(self, listAmbiance):</text:span></text:p>
      <text:p text:style-name="P4"><text:s text:c="8"/><text:span text:style-name="T1"># Sends to the raspberry pi to display the atmosphere</text:span></text:p>
      <text:p text:style-name="P4"><text:s text:c="8"/><text:span text:style-name="T1"># TO BE COMPLETED</text:span></text:p>
      <text:p text:style-name="P4"><text:s text:c="8"/><text:span text:style-name="T1">return None</text:span></text:p>
      <text:p text:style-name="P4"><text:span text:style-name="T1"/></text:p>
      <text:p text:style-name="P4"><text:s text:c="4"/><text:span text:style-name="T1">def display(self, name):</text:span></text:p>
      <text:p text:style-name="P4"><text:s text:c="8"/><text:span text:style-name="T1"># Plays and audio file without the raspberry pi</text:span></text:p>
      <text:p text:style-name="P4"><text:s text:c="8"/><text:span text:style-name="T1"># TO BE COMPLETED</text:span></text:p>
      <text:p text:style-name="P4"><text:s text:c="8"/><text:span text:style-name="T1">return None</text:span></text:p>
      <text:p text:style-name="P4"><text:span text:style-name="T1"/></text:p>
      <text:p text:style-name="P4"><text:s text:c="4"/><text:span text:style-name="T1">def display_RP(self, name):</text:span></text:p>
      <text:p text:style-name="P4"><text:s text:c="8"/><text:span text:style-name="T1">#Plays an audio file in the raspberry pi</text:span></text:p>
      <text:p text:style-name="P4"><text:s text:c="8"/><text:span text:style-name="T1"># TO BE COMPLETED</text:span></text:p>
      <text:p text:style-name="P4"><text:s text:c="8"/><text:span text:style-name="T1">return None</text:span></text:p>
      <text:p text:style-name="P4"><text:span text:style-name="T1"/></text:p>
      <text:p text:style-name="P4"><text:s text:c="4"/><text:span text:style-name="T1">def is_connected_RP(self):</text:span></text:p>
      <text:p text:style-name="P4"><text:s text:c="8"/><text:span text:style-name="T1"># Returns true if it is connected to the raspberry pi</text:span></text:p>
      <text:p text:style-name="P4"><text:s text:c="8"/><text:span text:style-name="T1"># TO BE COMPLETED</text:span></text:p>
      <text:p text:style-name="P4"><text:s text:c="8"/><text:span text:style-name="T1">return False</text:span></text:p>
      <text:p text:style-name="P4"><text:span text:style-name="T1"/></text:p>
      <text:p text:style-name="P4"><text:s text:c="4"/><text:span text:style-name="T1">def connection_to_RP(self):</text:span></text:p>
      <text:p text:style-name="P4"><text:s text:c="8"/><text:span text:style-name="T1"># Connects to the raspberry Pi</text:span></text:p>
      <text:p text:style-name="P4"><text:s text:c="8"/><text:span text:style-name="T1"># TO BE COMPLETED</text:span></text:p>
      <text:p text:style-name="P4"><text:s text:c="8"/><text:span text:style-name="T1">return None</text:span></text:p>
      <text:p text:style-name="P4"><text:span text:style-name="T1"/></text:p>
      <text:p text:style-name="P4"><text:s text:c="4"/><text:span text:style-name="T1">def getDisplayed_RP(self):</text:span></text:p>
      <text:p text:style-name="P4"><text:s text:c="8"/><text:span text:style-name="T1"># Returns the atmosphere that is currently displayed bien the RP</text:span></text:p>
      <text:p text:style-name="P4"><text:s text:c="8"/><text:span text:style-name="T1">return None</text:span></text:p>
      <text:p text:style-name="P4"><text:s text:c="4"/><text:span text:style-name="T1">### Classification</text:span></text:p>
      <text:p text:style-name="P4"><text:span text:style-name="T1"/></text:p>
      <text:p text:style-name="P4"><text:s text:c="4"/><text:span text:style-name="T1">def getClassifieur(self):</text:span></text:p>
      <text:p text:style-name="P4"><text:s text:c="8"/><text:span text:style-name="T1"># Initialise the classifior</text:span></text:p>
      <text:p text:style-name="P4"><text:s text:c="8"/><text:span text:style-name="T1"># TO BE COMPLETED</text:span></text:p>
      <text:p text:style-name="P4"><text:s text:c="8"/><text:span text:style-name="T1">return None</text:span></text:p>
      <text:p text:style-name="P4"><text:span text:style-name="T1"/></text:p>
      <text:p text:style-name="P4"><text:s text:c="4"/><text:span text:style-name="T1">def getAmbiance(self, text):</text:span></text:p>
      <text:p text:style-name="P4"><text:soft-page-break/><text:s text:c="8"/><text:span text:style-name="T1"># Takes a passage and gives the atmosphere</text:span></text:p>
      <text:p text:style-name="P4"><text:s text:c="8"/><text:span text:style-name="T1">ambiance = self.classifieur.predict(text)</text:span></text:p>
      <text:p text:style-name="P4"><text:s text:c="8"/><text:span text:style-name="T1">return ambiance</text:span></text:p>
      <text:p text:style-name="P4"><text:span text:style-name="T1"/></text:p>
      <text:p text:style-name="P4"><text:s text:c="4"/><text:span text:style-name="T1">def getAmbianceBook(self, Livre):</text:span></text:p>
      <text:p text:style-name="P4"><text:s text:c="8"/><text:span text:style-name="T1"># Take a book and returns two lists</text:span></text:p>
      <text:p text:style-name="P4"><text:s text:c="8"/><text:span text:style-name="T1"># The first one the atmosphere</text:span></text:p>
      <text:p text:style-name="P4"><text:s text:c="8"/><text:span text:style-name="T1"># The second one the lines of atmosphere associated</text:span></text:p>
      <text:p text:style-name="P4"><text:s text:c="8"/><text:span text:style-name="T1">list_ambiance = []</text:span></text:p>
      <text:p text:style-name="P4"><text:s text:c="8"/><text:span text:style-name="T1">list_passage = []</text:span></text:p>
      <text:p text:style-name="P4"><text:s text:c="8"/><text:span text:style-name="T1">for x in Livre :</text:span></text:p>
      <text:p text:style-name="P4"><text:s text:c="12"/><text:span text:style-name="T1"># x is a passage</text:span></text:p>
      <text:p text:style-name="P4"><text:s text:c="12"/><text:span text:style-name="T1">list_ambiance.append(self.getAmbiance(x))</text:span></text:p>
      <text:p text:style-name="P4"><text:s text:c="12"/><text:span text:style-name="T1">list_passage.append(x)</text:span></text:p>
      <text:p text:style-name="P4"><text:s text:c="8"/><text:span text:style-name="T1">return list_ambiance,list_passage</text:span></text:p>
      <text:p text:style-name="P4"><text:span text:style-name="T1"/></text:p>
      <text:p text:style-name="P5">### Tests</text:p>
      <text:p text:style-name="P5"/>
      <text:p text:style-name="P5">### <text:s text:c="4"/>Tests Classifieur</text:p>
      <text:p text:style-name="P5"/>
      <text:p text:style-name="P5">def testTimeClassifior(user) :</text:p>
      <text:p text:style-name="P4"><text:s text:c="4"/><text:span text:style-name="T1"># It gives the time to get an atmosphere</text:span></text:p>
      <text:p text:style-name="P4"><text:s text:c="4"/><text:span text:style-name="T1">start = time.time()</text:span></text:p>
      <text:p text:style-name="P4"><text:s text:c="4"/><text:span text:style-name="T1">testToText = ""</text:span></text:p>
      <text:p text:style-name="P4"><text:s text:c="4"/><text:span text:style-name="T1">ambianceGiven = <text:s/>user.getAmbiance(testToText)</text:span></text:p>
      <text:p text:style-name="P4"><text:s text:c="4"/><text:span text:style-name="T1">if (ambianceGiven is not None ) :</text:span></text:p>
      <text:p text:style-name="P4"><text:s text:c="8"/><text:span text:style-name="T1">end = time.time()</text:span></text:p>
      <text:p text:style-name="P4"><text:s text:c="8"/><text:span text:style-name="T1">return abs(end-start)</text:span></text:p>
      <text:p text:style-name="P4"><text:s text:c="4"/><text:span text:style-name="T1">else :</text:span></text:p>
      <text:p text:style-name="P4"><text:s text:c="8"/><text:span text:style-name="T1">print "The Classifior does not give the atmosphere"</text:span></text:p>
      <text:p text:style-name="P4"><text:span text:style-name="T1"/></text:p>
      <text:p text:style-name="P5">def testTrainingTimeClassifior(user) :</text:p>
      <text:p text:style-name="P4"><text:s text:c="4"/><text:span text:style-name="T1"># It gives the time to get the classifior time training</text:span></text:p>
      <text:p text:style-name="P4"><text:s text:c="4"/></text:p>
      <text:p text:style-name="P4"><text:s text:c="4"/><text:span text:style-name="T1">return user.classifior.getTrainingTime()</text:span></text:p>
      <text:p text:style-name="P4"><text:span text:style-name="T1"/></text:p>
      <text:p text:style-name="P5">def testAccuracyRateClassifior(user) :</text:p>
      <text:p text:style-name="P4"><text:s text:c="4"/><text:span text:style-name="T1"># It gives the accuracy rate reached by this classifior</text:span></text:p>
      <text:p text:style-name="P4"><text:s text:c="4"/></text:p>
      <text:p text:style-name="P4"><text:s text:c="4"/><text:span text:style-name="T1">return user.classifior.getAccuracyRate()</text:span></text:p>
      <text:p text:style-name="P4"><text:span text:style-name="T1"/></text:p>
      <text:p text:style-name="P5">def testReturnAmbianceClassifior(user) :</text:p>
      <text:p text:style-name="P4"><text:s text:c="4"/><text:span text:style-name="T1"># It returns a boolean that checks if an ambiance is returned by the classifior</text:span></text:p>
      <text:p text:style-name="P4"><text:s text:c="4"/><text:span text:style-name="T1">a = type(user.classifior.predict(user, user.getTextCurrentlyRead(user)))</text:span></text:p>
      <text:p text:style-name="P4"><text:s text:c="4"/><text:span text:style-name="T1">return (type(a) == 'Ambiance')</text:span></text:p>
      <text:p text:style-name="P4"><text:span text:style-name="T1"/></text:p>
      <text:p text:style-name="P5">###  <text:s text:c="3"/>Tests Raspberry pi</text:p>
      <text:p text:style-name="P5"/>
      <text:p text:style-name="P5">def isGoodConnection(user):</text:p>
      <text:p text:style-name="P4"><text:s text:c="4"/><text:span text:style-name="T1"># Returns if the connection of the user is the same as the RP displays</text:span></text:p>
      <text:p text:style-name="P4"><text:s text:c="4"/><text:span text:style-name="T1">user.connection_to_RP()</text:span></text:p>
      <text:p text:style-name="P4"><text:soft-page-break/><text:s text:c="4"/><text:span text:style-name="T1">return (user.is_connected_RP()==True)</text:span></text:p>
      <text:p text:style-name="P4"><text:span text:style-name="T1"/></text:p>
      <text:p text:style-name="P5">def isWellDisplayed(user) :</text:p>
      <text:p text:style-name="P4"><text:s text:c="4"/><text:span text:style-name="T1"># Returns if the song that is displayed by the RP is the good one</text:span></text:p>
      <text:p text:style-name="P4"><text:s text:c="4"/><text:span text:style-name="T1">text = user.getTextCurrentlyRead</text:span></text:p>
      <text:p text:style-name="P4"><text:s text:c="4"/><text:span text:style-name="T1">ambiance = user.getAmbiance(text)</text:span></text:p>
      <text:p text:style-name="P4"><text:s text:c="4"/><text:span text:style-name="T1">user.display_RP(ambiance)</text:span></text:p>
      <text:p text:style-name="P4"><text:s text:c="4"/><text:span text:style-name="T1">return (user.getDisplayed_RP == ambiance)</text:span></text:p>
      <text:p text:style-name="P4"><text:span text:style-name="T1"/></text:p>
      <text:p text:style-name="P5">### Tests BDD</text:p>
      <text:p text:style-name="P5"/>
      <text:p text:style-name="P5">def isRespectedFormat(user) :</text:p>
      <text:p text:style-name="P4"><text:s text:c="4"/><text:span text:style-name="T1"># Tests if all the books that are saved by the user</text:span></text:p>
      <text:p text:style-name="P4"><text:s text:c="4"/><text:span text:style-name="T1"># have the good format</text:span></text:p>
      <text:p text:style-name="P4"><text:s text:c="4"/><text:span text:style-name="T1">formatWanted = ".epub"</text:span></text:p>
      <text:p text:style-name="P4"><text:s text:c="4"/><text:span text:style-name="T1">for x in user.getAllBooks :</text:span></text:p>
      <text:p text:style-name="P4"><text:s text:c="8"/><text:span text:style-name="T1">if x.getClass() != formatWanted :</text:span></text:p>
      <text:p text:style-name="P4"><text:s text:c="12"/><text:span text:style-name="T1">return False</text:span></text:p>
      <text:p text:style-name="P4"><text:s text:c="4"/><text:span text:style-name="T1">return True</text:span></text:p>
      <text:p text:style-name="P4"><text:span text:style-name="T1"/></text:p>
      <text:p text:style-name="P5">def tranistionTxtToEpub(user) :</text:p>
      <text:p text:style-name="P4"><text:s text:c="4"/><text:span text:style-name="T1"># Tests if the classifieur transfers a text into an epub</text:span></text:p>
      <text:p text:style-name="P4"><text:s text:c="4"/><text:span text:style-name="T1">textToTest = user.getAllBooks[0]</text:span></text:p>
      <text:p text:style-name="P4"><text:s text:c="4"/><text:span text:style-name="T1">return (user.getClassifieur.convertToEpub(textToTest).getClass == ".epub")</text:span></text:p>
      <text:p text:style-name="P5">def isAssociated(user) :</text:p>
      <text:p text:style-name="P4"><text:s text:c="4"/><text:span text:style-name="T1"># Returns if the classifieur gives a non null atmosphere</text:span></text:p>
      <text:p text:style-name="P4"><text:s text:c="4"/><text:span text:style-name="T1">ambiance = user.getClassifieur.predict(user.getCurrentBook)</text:span></text:p>
      <text:p text:style-name="P7"><text:s text:c="4"/><text:span text:style-name="T1">return (ambiance != None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3:13:57.564866701</meta:creation-date>
    <dc:date>2019-02-05T23:23:14.918782020</dc:date>
    <meta:editing-duration>PT7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91" meta:word-count="767" meta:character-count="6477" meta:non-whitespace-character-count="4822"/>
  </office:meta>
</office:document-meta>
</file>